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1003a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paragraph-rsid="001003a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11193c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paragraph-rsid="00128751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1193c" officeooo:paragraph-rsid="0011193c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1193c" officeooo:paragraph-rsid="00128751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c99e0" fo:font-size="18pt" fo:font-weight="bold" officeooo:rsid="0011193c" officeooo:paragraph-rsid="0011193c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c99e0" fo:font-size="18pt" fo:font-weight="bold" officeooo:paragraph-rsid="001003a4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c99e0" fo:font-size="18pt" fo:font-weight="bold" officeooo:paragraph-rsid="0011193c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1c99e0" fo:font-size="18pt" fo:font-weight="bold" officeooo:paragraph-rsid="0011193c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aadcf7" fo:font-size="18pt" fo:font-weight="bold" officeooo:paragraph-rsid="0011193c" style:font-size-asian="15.75pt" style:font-weight-asian="bold" style:font-size-complex="18pt" style:font-weight-complex="bold"/>
    </style:style>
    <style:style style:name="T1" style:family="text">
      <style:text-properties officeooo:rsid="001003a4"/>
    </style:style>
    <style:style style:name="T2" style:family="text">
      <style:text-properties officeooo:rsid="0011193c"/>
    </style:style>
    <style:style style:name="T3" style:family="text">
      <style:text-properties officeooo:rsid="001003a4" fo:background-color="#00a0fc" loext:char-shading-value="0"/>
    </style:style>
    <style:style style:name="T4" style:family="text">
      <style:text-properties officeooo:rsid="001003a4" fo:background-color="#00a0fc" loext:char-shading-value="0"/>
    </style:style>
    <style:style style:name="T5" style:family="text">
      <style:text-properties officeooo:rsid="001003a4" fo:background-color="#ffffff" loext:char-shading-value="0"/>
    </style:style>
    <style:style style:name="T6" style:family="text">
      <style:text-properties officeooo:rsid="001003a4" fo:background-color="#ffffff" loext:char-shading-value="0"/>
    </style:style>
    <style:style style:name="T7" style:family="text">
      <style:text-properties fo:color="#c9211e" officeooo:rsid="001003a4" fo:background-color="#ffffff" loext:char-shading-value="0"/>
    </style:style>
    <style:style style:name="T8" style:family="text">
      <style:text-properties fo:color="#1c99e0"/>
    </style:style>
    <style:style style:name="T9" style:family="text">
      <style:text-properties fo:color="#1c99e0" officeooo:rsid="001003a4" fo:background-color="#ffffff" loext:char-shading-value="0"/>
    </style:style>
    <style:style style:name="T10" style:family="text">
      <style:text-properties fo:color="#1c99e0" officeooo:rsid="001003a4"/>
    </style:style>
    <style:style style:name="T11" style:family="text">
      <style:text-properties fo:color="#1c99e0" officeooo:rsid="0011193c"/>
    </style:style>
    <style:style style:name="T12" style:family="text">
      <style:text-properties fo:color="#1c99e0" fo:font-size="20pt" officeooo:rsid="001003a4" fo:background-color="#ffffff" loext:char-shading-value="0" style:font-size-asian="20pt" style:font-size-complex="20pt"/>
    </style:style>
    <style:style style:name="T13" style:family="text">
      <style:text-properties fo:color="#1c99e0" fo:font-size="24pt" officeooo:rsid="001003a4" fo:background-color="#ffffff" loext:char-shading-value="0" style:font-size-asian="24pt" style:font-size-complex="24pt"/>
    </style:style>
    <style:style style:name="T14" style:family="text">
      <style:text-properties fo:color="#1c99e0" fo:font-size="24pt" officeooo:rsid="001003a4" style:font-size-asian="24pt" style:font-size-complex="24pt"/>
    </style:style>
    <style:style style:name="T15" style:family="text">
      <style:text-properties fo:font-size="20pt" officeooo:rsid="001003a4" style:font-size-asian="20pt" style:font-size-complex="20pt"/>
    </style:style>
    <style:style style:name="T16" style:family="text">
      <style:text-properties fo:font-size="20pt" officeooo:rsid="001003a4" fo:background-color="#ffffff" loext:char-shading-value="0" style:font-size-asian="20pt" style:font-size-complex="20pt"/>
    </style:style>
    <style:style style:name="T17" style:family="text">
      <style:text-properties fo:font-size="24pt" officeooo:rsid="001003a4" style:font-size-asian="24pt" style:font-size-complex="24pt"/>
    </style:style>
    <style:style style:name="T18" style:family="text">
      <style:text-properties fo:font-size="24pt" officeooo:rsid="001003a4" fo:background-color="#ffffff" loext:char-shading-value="0" style:font-size-asian="24pt" style:font-size-complex="24pt"/>
    </style:style>
    <style:style style:name="T19" style:family="text">
      <style:text-properties fo:color="#00a0fc" fo:font-size="24pt" officeooo:rsid="001003a4" style:font-size-asian="24pt" style:font-size-complex="24pt"/>
    </style:style>
    <style:style style:name="T20" style:family="text">
      <style:text-properties fo:color="#00a0fc" fo:font-size="24pt" officeooo:rsid="001003a4" fo:background-color="#ffffff" loext:char-shading-value="0" style:font-size-asian="24pt" style:font-size-complex="24pt"/>
    </style:style>
    <style:style style:name="T21" style:family="text">
      <style:text-properties fo:color="#00a0fc" fo:font-size="20pt" officeooo:rsid="001003a4" fo:background-color="#ffffff" loext:char-shading-value="0" style:font-size-asian="20pt" style:font-size-complex="20pt"/>
    </style:style>
    <style:style style:name="T22" style:family="text">
      <style:text-properties fo:color="#08e1f9"/>
    </style:style>
    <style:style style:name="T23" style:family="text">
      <style:text-properties fo:color="#08e1f9" fo:font-size="24pt" officeooo:rsid="001003a4" fo:background-color="#ffffff" loext:char-shading-value="0" style:font-size-asian="24pt" style:font-size-complex="24pt"/>
    </style:style>
    <style:style style:name="T24" style:family="text">
      <style:text-properties fo:color="#08e1f9" fo:font-size="20pt" officeooo:rsid="001003a4" fo:background-color="#ffffff" loext:char-shading-value="0" style:font-size-asian="20pt" style:font-size-complex="20pt"/>
    </style:style>
    <style:style style:name="T25" style:family="text">
      <style:text-properties fo:color="#000000"/>
    </style:style>
    <style:style style:name="T26" style:family="text">
      <style:text-properties fo:color="#000000" officeooo:rsid="001003a4"/>
    </style:style>
    <style:style style:name="T27" style:family="text">
      <style:text-properties fo:color="#000000" officeooo:rsid="00111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<text:span text:style-name="T25"><text:s text:c="2"/></text:span><text:span text:style-name="T26">City Pool Schedule</text:span></text:p>
      <text:p text:style-name="P8"/>
      <text:p text:style-name="P2"/>
      <text:p text:style-name="P2"/>
      <text:p text:style-name="P3"><text:span text:style-name="T1"><text:tab/><text:tab/><text:tab/><text:tab/><text:tab/> <text:s text:c="4"/></text:span><text:span text:style-name="T23">Opening Day </text:span><text:span text:style-name="T24"><text:s/></text:span><text:span text:style-name="T21"><text:s/></text:span><text:span text:style-name="T16"><text:s text:c="2"/></text:span><text:span text:style-name="T6"><text:s/></text:span><text:span text:style-name="T1"><text:s text:c="10"/></text:span></text:p>
      <text:p text:style-name="P3"><text:span text:style-name="T26"><text:s text:c="2"/>Free Admission </text:span><text:span text:style-name="T1"><text:tab/><text:tab/><text:tab/><text:tab/><text:tab/><text:tab/><text:tab/> <text:s text:c="3"/></text:span><text:span text:style-name="T10"><text:s/></text:span><text:span text:style-name="T26">Opens 10:00am</text:span></text:p>
      <text:p text:style-name="P3"/>
      <text:p text:style-name="P3"><text:s text:c="25"/><text:span text:style-name="T8"><text:s/></text:span><text:span text:style-name="T11">Opening Day Goodie Bags For Kids </text:span></text:p>
      <text:p text:style-name="P3"/>
      <text:p text:style-name="P3"><text:s text:c="23"/><text:span text:style-name="T11">Hot Dogs Chips And Soda For all Ages</text:span></text:p>
      <text:p text:style-name="P3"><text:span text:style-name="T1"><text:s text:c="42"/></text:span><text:s text:c="9"/></text:p>
      <text:p text:style-name="P3"><text:s text:c="43"/><text:span text:style-name="T25"><text:s text:c="4"/></text:span><text:span text:style-name="T27">June 04, 2021</text:span></text:p>
      <text:p text:style-name="P9"/>
      <text:p text:style-name="P4"><text:tab/><text:tab/><text:tab/><text:tab/><text:tab/><text:tab/></text:p>
      <text:p text:style-name="P4"/>
      <text:p text:style-name="P4"><text:s text:c="44"/><text:span text:style-name="T25"><text:s text:c="5"/>Pool Hours:</text:span><text:span text:style-name="T22"> </text:span></text:p>
      <text:p text:style-name="P3"/>
      <text:p text:style-name="P3"><text:s text:c="14"/><text:tab/><text:tab/><text:span text:style-name="T8">Monday- Thursday <text:s text:c="6"/></text:span><text:span text:style-name="T25">10:00am-5:00pm</text:span></text:p>
      <text:p text:style-name="P10"><text:s text:c="6"/>Friday-Saturday <text:s text:c="9"/><text:span text:style-name="T25"><text:s/>10:00am-8:00pm</text:span></text:p>
      <text:p text:style-name="P9"><text:tab/> <text:s text:c="22"/><text:span text:style-name="T2">Sunday<text:tab/><text:tab/><text:tab/><text:tab/></text:span><text:span text:style-name="T27">Closed</text:span></text:p>
      <text:p text:style-name="P11"/>
      <text:p text:style-name="P6"><text:tab/><text:tab/><text:tab/><text:tab/><text:tab/> <text:s text:c="3"/></text:p>
      <text:p text:style-name="P6"/>
      <text:p text:style-name="P6"><text:tab/><text:tab/><text:tab/><text:tab/><text:tab/> <text:s/><text:span text:style-name="T25"><text:s text:c="2"/>Movies In The Pool:</text:span></text:p>
      <text:p text:style-name="P7"/>
      <text:p text:style-name="P5"><text:s text:c="13"/><text:tab/><text:tab/><text:tab/><text:span text:style-name="T8"> Every Saturday </text:span><text:span text:style-name="T25">5:30pm-7:30pm </text:span></text:p>
      <text:p text:style-name="P7"><text:tab/> <text:s text:c="31"/>Movies will be <text:span text:style-name="T25">G Rate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08:28:46.832000000</meta:creation-date>
    <dc:date>2020-12-30T09:23:54.384000000</dc:date>
    <meta:editing-duration>PT4M16S</meta:editing-duration>
    <meta:editing-cycles>1</meta:editing-cycles>
    <meta:document-statistic meta:table-count="0" meta:image-count="0" meta:object-count="0" meta:page-count="1" meta:paragraph-count="16" meta:word-count="47" meta:character-count="679" meta:non-whitespace-character-count="258"/>
    <meta:generator>LibreOffice/6.2.8.2$Windows_X86_64 LibreOffice_project/f82ddfca21ebc1e222a662a32b25c0c9d20169ee</meta:generator>
  </office:meta>
</office:document-meta>
</file>